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List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ManyListbox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lectManyListboxExtensionTag.setHeight( javax . el . ValueExpression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Inline( javax . el . ValueExpressio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doStartTag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SelectManyListbox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